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font-size="12pt" fo:font-weight="bold" officeooo:rsid="001bdcdd" officeooo:paragraph-rsid="001bdcdd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1bdcdd" officeooo:paragraph-rsid="001bdcdd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bdcdd" officeooo:paragraph-rsid="001bdcd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2pt" fo:font-weight="bold" officeooo:rsid="001bdcdd" officeooo:paragraph-rsid="001bdcdd" style:font-size-asian="10.5pt" style:font-weight-asian="bold" style:font-size-complex="12pt" style:font-weight-complex="bold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🧹 Task 1: Data Cleaning and Preprocessing</text:span></text:h>
      <text:h text:style-name="Heading_20_2" text:outline-level="2">🎯 Objective</text:h>
      <text:p text:style-name="Text_20_body">To perform essential data cleaning steps and generate a clean, analysis-ready dataset.</text:p>
      <text:h text:style-name="Heading_20_2" text:outline-level="2">📂 Dataset</text:h>
      <text:p text:style-name="Text_20_body"><text:span text:style-name="Strong_20_Emphasis">Customer Personality Analysis</text:span> — downloaded from Kaggle<text:line-break/>This dataset contains demographic and behavioral data of customers, useful for segmentation and targeting.</text:p>
      <text:h text:style-name="Heading_20_2" text:outline-level="2">🛠️ Tools Used</text:h>
      <text:list xml:id="list253969175" text:style-name="L1">
        <text:list-item>
          <text:p text:style-name="P5">Python (Pandas)</text:p>
        </text:list-item>
        <text:list-item>
          <text:p text:style-name="P5">Jupyter Notebook / Colab</text:p>
        </text:list-item>
      </text:list>
      <text:h text:style-name="Heading_20_2" text:outline-level="2">📋 Actions Performed</text:h>
      <text:p text:style-name="Text_20_body">Following the task instructions, the following cleaning operations were completed:</text:p>
      <text:list xml:id="list3073051750" text:style-name="L2">
        <text:list-item>
          <text:p text:style-name="P6"><text:span text:style-name="Strong_20_Emphasis">Identify and Handle Missing Values</text:span></text:p>
          <text:list>
            <text:list-item>
              <text:p text:style-name="P6">Used <text:span text:style-name="Source_20_Text">.isnull().sum()</text:span> to identify missing values.</text:p>
            </text:list-item>
            <text:list-item>
              <text:p text:style-name="P6">Dropped rows with null values using <text:span text:style-name="Source_20_Text">dropna()</text:span>.</text:p>
            </text:list-item>
          </text:list>
        </text:list-item>
        <text:list-item>
          <text:p text:style-name="P6"><text:span text:style-name="Strong_20_Emphasis">Remove Duplicates</text:span></text:p>
          <text:list>
            <text:list-item>
              <text:p text:style-name="P6">Checked for duplicate rows using <text:span text:style-name="Source_20_Text">.duplicated().sum()</text:span>.</text:p>
            </text:list-item>
            <text:list-item>
              <text:p text:style-name="P6">Removed duplicates with <text:span text:style-name="Source_20_Text">.drop_duplicates()</text:span>.</text:p>
            </text:list-item>
          </text:list>
        </text:list-item>
        <text:list-item>
          <text:p text:style-name="P6"><text:span text:style-name="Strong_20_Emphasis">Standardize Text Values</text:span></text:p>
          <text:list>
            <text:list-item>
              <text:p text:style-name="P6">Converted values in <text:span text:style-name="Source_20_Text">Education</text:span> and <text:span text:style-name="Source_20_Text">Marital_Status</text:span> columns to lowercase using <text:span text:style-name="Source_20_Text">.str.lower()</text:span> for consistency.</text:p>
            </text:list-item>
          </text:list>
        </text:list-item>
        <text:list-item>
          <text:p text:style-name="P6"><text:span text:style-name="Strong_20_Emphasis">Convert Date Format</text:span></text:p>
          <text:list>
            <text:list-item>
              <text:p text:style-name="P6">Converted the <text:span text:style-name="Source_20_Text">Dt_Customer</text:span> column to datetime using <text:span text:style-name="Source_20_Text">pd.to_datetime()</text:span>.</text:p>
            </text:list-item>
            <text:list-item>
              <text:p text:style-name="P6">Standardized the format to <text:span text:style-name="Source_20_Text">dd-mm-yyyy</text:span>.</text:p>
            </text:list-item>
          </text:list>
        </text:list-item>
        <text:list-item>
          <text:p text:style-name="P6"><text:span text:style-name="Strong_20_Emphasis">Rename Column Headers</text:span></text:p>
          <text:list>
            <text:list-item>
              <text:p text:style-name="P6">Renamed all columns to snake_case format:</text:p>
              <text:list>
                <text:list-item>
                  <text:p text:style-name="P6">Replaced spaces and special characters with underscores.</text:p>
                </text:list-item>
                <text:list-item>
                  <text:p text:style-name="P6">Converted to lowercase.</text:p>
                </text:list-item>
                <text:list-item>
                  <text:p text:style-name="P6">Used Python's <text:span text:style-name="Source_20_Text">re</text:span> module for regex-based renaming.</text:p>
                </text:list-item>
              </text:list>
            </text:list-item>
          </text:list>
        </text:list-item>
        <text:list-item>
          <text:p text:style-name="P6"><text:soft-page-break/><text:span text:style-name="Strong_20_Emphasis">Check and Fix Data Types</text:span></text:p>
          <text:list>
            <text:list-item>
              <text:p text:style-name="P6">Ensured all columns have correct data types.</text:p>
            </text:list-item>
            <text:list-item>
              <text:p text:style-name="P6">Converted <text:span text:style-name="Source_20_Text">Dt_Customer</text:span> from object to datetime.</text:p>
            </text:list-item>
          </text:list>
        </text:list-item>
      </text:list>
      <text:h text:style-name="Heading_20_2" text:outline-level="2">✅ Result</text:h>
      <text:p text:style-name="Text_20_body">The final dataset is cleaned, formatted, and ready for further analysis or visualization. All inconsistencies, missing data, and formatting issues were resolved.</text:p>
      <text:p text:style-name="P4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1T21:07:22.576528873</meta:creation-date>
    <dc:date>2025-04-21T21:13:33.952670058</dc:date>
    <meta:editing-duration>PT6M12S</meta:editing-duration>
    <meta:editing-cycles>1</meta:editing-cycles>
    <meta:document-statistic meta:table-count="0" meta:image-count="0" meta:object-count="0" meta:page-count="2" meta:paragraph-count="31" meta:word-count="216" meta:character-count="1453" meta:non-whitespace-character-count="1288"/>
    <meta:generator>LibreOffice/7.3.7.2$Linux_X86_64 LibreOffice_project/30$Build-2</meta:generator>
  </office:meta>
</office:document-meta>
</file>